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ans-serif"/>
    <style:font-face style:name="Helvetica Neue" svg:font-family="'Helvetica Neue', Arial, Helvetica, sans-serif"/>
    <style:font-face style:name="Lucida Grande" svg:font-family="'Lucida Grande', helvetica, arial, verdan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style:font-name-complex="Arial3"/>
    </style:style>
    <style:style style:name="P2" style:family="paragraph" style:parent-style-name="Standard">
      <style:paragraph-properties fo:text-align="center" style:justify-single-word="false"/>
      <style:text-properties style:font-name="Arial1" style:font-name-complex="Arial3"/>
    </style:style>
    <style:style style:name="P3"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3"/>
    </style:style>
    <style:style style:name="P4" style:family="paragraph" style:parent-style-name="Standard">
      <style:text-properties style:font-name="Arial1" fo:font-weight="bold" style:font-weight-asian="bold" style:font-name-complex="Arial3"/>
    </style:style>
    <style:style style:name="P5" style:family="paragraph" style:parent-style-name="Standard">
      <style:text-properties style:font-name="Arial1" style:text-underline-style="solid" style:text-underline-width="auto" style:text-underline-color="font-color" fo:font-weight="bold" style:font-weight-asian="bold" style:font-name-complex="Arial3"/>
    </style:style>
    <style:style style:name="P6" style:family="paragraph" style:parent-style-name="Standard">
      <style:paragraph-properties fo:text-align="center" style:justify-single-word="false"/>
      <style:text-properties style:font-name="Arial1" fo:font-size="14pt" fo:font-weight="bold" style:font-size-asian="14pt" style:font-weight-asian="bold" style:font-name-complex="Arial3" style:font-size-complex="14pt"/>
    </style:style>
    <style:style style:name="P7"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4pt" fo:font-weight="bold" style:font-size-asian="14pt" style:font-weight-asian="bold" style:font-name-complex="Arial3" style:font-size-complex="14pt"/>
    </style:style>
    <style:style style:name="P8" style:family="paragraph" style:parent-style-name="Standard" style:master-page-name="Standard">
      <style:paragraph-properties fo:text-align="center" style:justify-single-word="false" style:page-number="auto"/>
      <style:text-properties style:font-name="Arial1" style:font-name-complex="Arial3"/>
    </style:style>
    <style:style style:name="P9" style:family="paragraph" style:parent-style-name="Standard">
      <style:text-properties style:font-name="Arial" style:font-name-complex="Arial"/>
    </style:style>
    <style:style style:name="T1" style:family="text">
      <style:text-properties style:font-name="Arial1" style:font-name-complex="Arial3"/>
    </style:style>
    <style:style style:name="T2" style:family="text">
      <style:text-properties style:font-name="Arial1" fo:font-weight="bold" style:font-weight-asian="bold" style:font-name-complex="Arial3"/>
    </style:style>
    <style:style style:name="T3" style:family="text">
      <style:text-properties fo:color="#000000" style:font-name="Arial" fo:font-weight="normal" style:font-weight-asian="normal" style:font-name-complex="Arial" style:font-weight-complex="normal"/>
    </style:style>
    <style:style style:name="T4" style:family="text">
      <style:text-properties fo:color="#000000" style:font-name="Arial" style:text-underline-style="none" style:font-name-complex="Arial"/>
    </style:style>
    <style:style style:name="T5" style:family="text">
      <style:text-properties fo:font-variant="normal" fo:text-transform="none" fo:color="#333333" style:font-name="Arial1" fo:font-style="normal" fo:font-weight="normal" style:font-name-complex="Arial3"/>
    </style:style>
    <style:style style:name="T6" style:family="text">
      <style:text-properties fo:font-variant="normal" fo:text-transform="none" fo:color="#333333" style:font-name="Arial1" fo:font-size="8.19999980926514pt" fo:letter-spacing="normal" fo:font-style="normal" fo:font-weight="normal" style:font-name-complex="Arial3"/>
    </style:style>
    <style:style style:name="T7" style:family="text">
      <style:text-properties fo:font-variant="normal" fo:text-transform="none" fo:color="#333333" style:text-line-through-style="none" style:font-name="Helvetica Neue" fo:font-size="8.19999980926514pt" fo:letter-spacing="normal" fo:font-style="normal" style:text-underline-style="none" fo:font-weight="normal" style:text-blinking="false" style:font-name-complex="Arial3"/>
    </style:style>
    <style:style style:name="T8" style:family="text">
      <style:text-properties fo:font-variant="normal" fo:text-transform="none" fo:color="#333333" style:text-line-through-style="none" style:font-name="Lucida Grande" fo:font-size="14pt" fo:letter-spacing="normal" fo:font-style="normal" style:text-underline-style="none" fo:font-weight="normal" style:text-blinking="false" style:font-name-complex="Arial3"/>
    </style:style>
    <style:style style:name="T9" style:family="text">
      <style:text-properties fo:font-variant="normal" fo:text-transform="none" fo:color="#222222" style:font-name="Arial1" fo:font-size="8.19999980926514pt" fo:letter-spacing="normal" fo:font-style="normal" fo:font-weight="normal" style:font-name-complex="Arial3"/>
    </style:style>
    <style:style style:name="T10" style:family="text">
      <style:text-properties fo:font-variant="normal" fo:text-transform="none" fo:color="#222222" style:font-name="Arial2" fo:font-size="8.19999980926514pt" fo:letter-spacing="normal" fo:font-style="normal" fo:font-weight="normal" style:font-name-complex="Arial3"/>
    </style:style>
    <style:style style:name="T11" style:family="text">
      <style:text-properties fo:font-variant="normal" fo:text-transform="none" fo:color="#222222" style:text-line-through-style="none" style:font-name="Lucida Grande" fo:font-size="14pt" fo:letter-spacing="normal" fo:font-style="normal" style:text-underline-style="none" fo:font-weight="normal" style:text-blinking="false" style:font-name-complex="Arial3"/>
    </style:style>
    <style:style style:name="T12" style:family="text">
      <style:text-properties fo:font-variant="normal" fo:text-transform="none" fo:color="#000000" style:text-line-through-style="none" style:font-name="Lucida Grande" fo:font-size="14pt" fo:letter-spacing="normal" fo:font-style="normal" style:text-underline-style="none" fo:font-weight="normal" style:text-blinking="false" style:font-name-complex="Arial3"/>
    </style:style>
    <style:style style:name="T13" style:family="text">
      <style:text-properties fo:font-variant="normal" fo:text-transform="none" fo:color="#000000" style:font-name="Lucida Grande" fo:font-size="14pt" fo:letter-spacing="normal" fo:font-style="normal" fo:font-weight="normal" style:font-name-complex="Arial3"/>
    </style:style>
    <style:style style:name="T14" style:family="text">
      <style:text-properties style:font-name="Ari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CIENCE AND ENGINEERING FACULTY</text:p>
      <text:p text:style-name="P6">INB255 Security</text:p>
      <text:p text:style-name="P2">Semester 1 2014</text:p>
      <text:p text:style-name="P3"/>
      <text:p text:style-name="P7">Security News #8</text:p>
      <text:p text:style-name="P1"/>
      <text:p text:style-name="P5">First submission Article:</text:p>
      <text:p text:style-name="Standard"><text:span text:style-name="T2">Title: <text:s/></text:span><text:span text:style-name="T3">Kaspersky Uncovers sophisticated Spying operation ‘The Mask’ targeted diplomats, govts for 7 years</text:span></text:p>
      <text:p text:style-name="Standard"><text:span text:style-name="T2">Author: <text:s/></text:span><text:span text:style-name="T14">Pushpa Mishra</text:span></text:p>
      <text:p text:style-name="P4">Reference details (if online article, give URL and date accessed): </text:p>
      <text:p text:style-name="Standard"><text:span text:style-name="Internet_20_link"><text:span text:style-name="T4">Pushpa Mishra. (February 2014). Kaspersky Uncovers sophisticated Spying operation ‘The Mask’ targeted diplomats, govts for 7 years. Retrieved from </text:span></text:span><text:a xlink:type="simple" xlink:href="http://hackread.com/kaspersky-uncovers-large-scale-cyber-spying/"><text:span text:style-name="Internet_20_link">http://hackread.com/kaspersky-uncovers-large-scale-cyber-spying/</text:span></text:a><text:span text:style-name="Internet_20_link"><text:span text:style-name="T4"> on the 14/3/2014</text:span></text:span></text:p>
      <text:p text:style-name="P1"/>
      <text:p text:style-name="P4">Security goals compromised:</text:p>
      <text:p text:style-name="P9">The security goals that were compromised here were certainly confidentiality. The attackers, who are unauthorized users, have had access to confidential information. Furthermore, when the attackers have encrypted the information, the <text:s/>organizations have been denied of availability to that information as it is encrypted.</text:p>
      <text:p text:style-name="P1"/>
      <text:p text:style-name="P4">Threat/vulnerability/attack details:</text:p>
      <text:p text:style-name="P9">The vulnerability for this case is not clear, however, there must certainly have been some for the attackers to have found a way in.</text:p>
      <text:p text:style-name="P9">The threat is the cyber-spying campaign itself and the attack is them stealing and encrypting confidential information as well as obtaining complete control of their computers.</text:p>
      <text:p text:style-name="P4"/>
      <text:p text:style-name="P5">For this submission:</text:p>
      <text:p text:style-name="P5"/>
      <text:p text:style-name="P4">Suggested control measure and explanation:</text:p>
      <text:p text:style-name="P1">In this case the attackers were not only able to read the information, but furthermore were able to encrypt the information, thus having writing rights too. Role-based access control could have been implemented better, allowing only certain users the ability to read and right. Furthermore, separation of duties could have been implemented in a way that such a huge write to the database as that (encrypting the whole database) could have only been done once it had been approved by another specified individual.</text:p>
      <text:p text:style-name="P4"/>
      <text:p text:style-name="P4">Limitations of this control measure:</text:p>
      <text:p text:style-name="P1">Role-based access control assists if the attackers were able to gain access only through a user with only read rights. If that was the case the encryption of the database would have been prevented. Furthermore, seperation of duties would have certainly prevented the encryption as the second user would have never <text:soft-page-break/>approved of the encryption unless of course the attackers were able to impersonate both these users, which is very unlikely.</text:p>
      <text:p text:style-name="P4"/>
      <text:p text:style-name="Standard"><text:span text:style-name="T2">Title</text:span><text:span text:style-name="T1">: </text:span><text:span text:style-name="T5"><text:s/>Role-based Access Control</text:span></text:p>
      <text:p text:style-name="Standard"><text:span text:style-name="T2">Author</text:span><text:span text:style-name="T1">: <text:s/></text:span><text:a xlink:type="simple" xlink:href="http://arxiv.org/find/cs/1/au:+Ferraiolo_D/0/1/0/all/0/1"><text:span text:style-name="T8">David F. Ferraiolo</text:span></text:a><text:span text:style-name="T12">, </text:span><text:a xlink:type="simple" xlink:href="http://arxiv.org/find/cs/1/au:+Kuhn_D/0/1/0/all/0/1"><text:span text:style-name="T8">D. Richard Kuhn</text:span></text:a></text:p>
      <text:p text:style-name="P4">Reference details (if online article, give URL and date accessed): </text:p>
      <text:p text:style-name="Standard"><text:a xlink:type="simple" xlink:href="http://arxiv.org/find/cs/1/au:+Ferraiolo_D/0/1/0/all/0/1"><text:span text:style-name="T11">David F. Ferraiolo</text:span></text:a><text:span text:style-name="T13">, </text:span><text:a xlink:type="simple" xlink:href="http://arxiv.org/find/cs/1/au:+Kuhn_D/0/1/0/all/0/1">D. Richard Kuhn</text:a><text:span text:style-name="T11"> </text:span><text:span text:style-name="T10">(2009). </text:span><text:span text:style-name="T6">Role-based Access Contr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ans-serif"/>
    <style:font-face style:name="Helvetica Neue" svg:font-family="'Helvetica Neue', Arial, Helvetica, sans-serif"/>
    <style:font-face style:name="Lucida Grande" svg:font-family="'Lucida Grande', helvetica, arial, verdan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Francesco Ferraioli</text:p>
        <text:p text:style-name="Header">0832314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ie Simpson</meta:initial-creator>
    <dc:creator>Francesco Ferraioli</dc:creator>
    <meta:editing-cycles>3</meta:editing-cycles>
    <meta:creation-date>2014-04-29T04:06:00</meta:creation-date>
    <dc:date>2014-05-15T20:41:18</dc:date>
    <meta:editing-duration>PT24M39S</meta:editing-duration>
    <meta:generator>OpenOffice/4.0.1$Unix OpenOffice.org_project/401m5$Build-9714</meta:generator>
    <meta:document-statistic meta:table-count="0" meta:image-count="0" meta:object-count="0" meta:page-count="2" meta:paragraph-count="25" meta:word-count="365" meta:character-count="2506"/>
    <meta:user-defined meta:name="AppVersion">14.0000</meta:user-defined>
    <meta:user-defined meta:name="Company">Q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